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StrongEmphasis" style:family="text">
      <style:text-properties fo:font-weight="normal" style:font-weight-asian="normal" style:font-weight-complex="normal"/>
    </style:style>
  </office:automatic-styles>
  <office:body>
    <office:text text:use-soft-page-breaks="true">
      <text:p text:style-name="P1">Dokumentation: Programmieren Online Shop Vererbung und Superklassen</text:p>
      <text:p text:style-name="Standard"/>
      <text:p text:style-name="Standard">Was ist Vererbung:</text:p>
      <text:p text:style-name="Standard"/>
      <text:p text:style-name="Standard">Vererbung kennt man normal aus der Biologie, Vater und Mutter bekommen Kinder und diese haben einen Genpool mit dem Gensatz beider<text:s/>Elternpaare. Dies auf Programmieren umgeändert, handelt es sich um Klassen. Elternklassen haben Grundinformationen und<text:s/>Grundregeln,<text:s/>die an die Kinderklassen weitergegeben werden. Jedoch wird dies im Programmieren Superklasse und Subklassen genannt. Normal gibt man einer Klasse Methoden und Eigenschaften und diese können innerhalb der Klasse verwendet werden, möchte man jedoch diese Eigenschaften in einer anderen Klasse verwenden müsste man den kompletten dafür nötigen Code kopieren und in die andere Klasse implementieren. Dies wäre sehr aufwendig und um dies zu<text:s/>verhindern,<text:s/>gibt es die Vererbung.</text:p>
      <text:p text:style-name="Standard"/>
      <text:p text:style-name="Standard">Superklassen geben Methoden und Eigenschaften vor, als Beispiel kann man dafür ein Tier nehmen.</text:p>
      <text:p text:style-name="Standard">Superklasse<text:s/>Tier () dieser Klasse werden allgemeine Eigenschaften<text:s/>hinzugefügt,<text:s/>die jedes Tier hat.</text:p>
      <text:p text:style-name="Standard">Gewicht (),<text:s/>eine Subklasse würde jetzt die Klasse Tier gegeben haben und als Beispiel eine spezifischere Klasse benutzen wie<text:s/>Haustier () oder eine gewisse Tier Gruppe wie Vogel(), diese Subklassen haben auch die Eigenschaft Gewicht() durch die Vererbung.<text:s/>Subklassen können Superklassen erweitern jedoch die Grundstruktur nicht verändern dies liegt am Open-Closed-Prinzip von Bertrand Mayer<text:s/>beschrieben in seinem Buch „Object-Oriented Software Construct“ von 1988.</text:p>
      <text:p text:style-name="Standard"/>
      <text:p text:style-name="Standard">Bei der Vererbung haben die Subklassen die Maßstäbe gegeben durch die Superklasse, jedoch gibt es Fälle wo die Subklasse Eigenschaften aus der vorhergehenden Superklasse oder einer anderen Superklasse. Hierfür gibt es die<text:s/>super ()<text:s/>Funktion,<text:s/>die es erlaubt direkt Methoden oder Eigenschaften aus<text:s/>Superklassen zu verwenden.</text:p>
      <text:p text:style-name="Standard"/>
      <text:p text:style-name="Standard">Wenn man von der Vererbung<text:s/>hört,<text:s/>denkt man erstmal an die Vorteile und<text:s/>dass<text:s/>man dadurch eigentlich Vererbung nach Vererbung machen kann. Jedoch hat diese sogenannte Mehrfachvererbung Probleme. Ein Beispiel solcher Probleme wäre das Diamond-Problem, hierbei erbt eine Klasse von mind. 2<text:s/>Klassen,<text:s/>die beide von einer gleichen Superklasse kommen. Denn bei diesem Fall kommt es dazu das Methoden oder Eigenschaften mehrfach durchgeführt werden.</text:p>
      <text:p text:style-name="Standard">Das Problem der<text:s/>Mehrfachvererbung von Klassen<text:s/>tritt nicht in jeder Programmiersprache auf, da Sprachen wie Java oder C# dies nicht zulass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Subklassen können Zugriff auf Methoden der Superklasse bekommen durch<text:s/>super () insbesondere im Konstruk (_init_). Dies<text:s/>ermöglicht,<text:s/>dass die Superklasse zusätzliche Initialisierungen in der Subklasse hinzufügen kann und die Superklasse korrekt initialisiert wird.</text:p>
      <text:p text:style-name="Standard">Aufpassen muss man bei Mehrfachvererbung:</text:p>
      <text:p text:style-name="Standard">In Sprachen wie Python ist Mehrfachvererbung möglich, sollte jedoch vorsichtig genutzt werden, um Probleme wie das<text:s/><text:span text:style-name="T2">Diamond-Problem</text:span><text:s/>(mehrdeutige Methodenzugriffe) zu vermeiden.</text:p>
      <text:p text:style-name="Standard">Dieses Problem kommt jedoch nicht in Java vor da Java das Mehrfachvererben von Klassen nicht unterstützt, sonder nur das Mehrfachvererben von Interfaces erlaubt.</text:p>
      <text:p text:style-name="Standard">Das Diamond-Problem tritt auf, wenn<text:s/>eine Klasse von zwei Klassen erbt, die beide wiederum von derselben Oberklasse erben. Dadurch entsteht eine Mehrdeutigkeit, welche Implementierung einer Methode oder eines Attributs verwendet werden so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3" style:display-name="Überschrift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Felix</meta:initial-creator>
    <dc:creator>Felix Hempel</dc:creator>
    <meta:creation-date>2024-12-04T10:06:00Z</meta:creation-date>
    <dc:date>2024-12-04T10:06:00Z</dc:date>
    <meta:template xlink:href="Normal" xlink:type="simple"/>
    <meta:editing-cycles>2</meta:editing-cycles>
    <meta:editing-duration>PT0S</meta:editing-duration>
    <meta:document-statistic meta:page-count="2" meta:paragraph-count="6" meta:word-count="450" meta:character-count="3286" meta:row-count="23" meta:non-whitespace-character-count="2842"/>
  </office:meta>
</office:document-meta>
</file>